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cccccc" draw:textarea-horizontal-align="justify" draw:textarea-vertical-align="middle" draw:auto-grow-height="false" fo:min-height="2.544cm" fo:min-width="11.946cm"/>
    </style:style>
    <style:style style:name="gr2" style:family="graphic" style:parent-style-name="standard">
      <style:graphic-properties svg:stroke-opacity="0%" draw:fill-color="#cccccc" draw:textarea-horizontal-align="justify" draw:textarea-vertical-align="middle" draw:auto-grow-height="false" fo:min-height="5.338cm" fo:min-width="5.342cm"/>
    </style:style>
    <style:style style:name="gr3" style:family="graphic" style:parent-style-name="standard">
      <style:graphic-properties svg:stroke-color="#ffffff" svg:stroke-opacity="0%" draw:textarea-horizontal-align="justify" draw:textarea-vertical-align="middle" draw:auto-grow-height="false" fo:min-height="2.036cm" fo:min-width="4.58cm"/>
    </style:style>
    <style:style style:name="gr4" style:family="graphic" style:parent-style-name="standard">
      <style:graphic-properties svg:stroke-width="0.035cm" svg:stroke-color="#ffffff" draw:marker-start-width="0.253cm" draw:marker-end-width="0.253cm" svg:stroke-opacity="100%" draw:fill-color="#669900" draw:textarea-horizontal-align="justify" draw:textarea-vertical-align="middle" draw:auto-grow-height="false" fo:min-height="0.73cm" fo:min-width="2.639cm" fo:padding-top="0.143cm" fo:padding-bottom="0.143cm" fo:padding-left="0.268cm" fo:padding-right="0.268cm"/>
    </style:style>
    <style:style style:name="gr5" style:family="graphic" style:parent-style-name="standard">
      <style:graphic-properties svg:stroke-color="#ffffff" svg:stroke-opacity="0%" draw:fill-color="#669900" draw:textarea-horizontal-align="justify" draw:textarea-vertical-align="middle" draw:auto-grow-height="false" fo:min-height="2.163cm" fo:min-width="4.58cm"/>
    </style:style>
    <style:style style:name="gr6" style:family="graphic" style:parent-style-name="objectwithoutfill">
      <style:graphic-properties svg:stroke-width="0.035cm" draw:marker-start="Square" draw:marker-start-width="0.352cm" draw:marker-end="Squar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color="#ffffff" fo:background-color="transparent"/>
    </style:style>
    <style:style style:name="P3" style:family="paragraph">
      <loext:graphic-properties draw:fill-color="#669900"/>
      <style:paragraph-properties fo:text-align="center"/>
      <style:text-properties fo:color="#ffffff" fo:background-color="transparen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2.794cm" svg:x="1.12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5.588cm" svg:x="7.731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5.588cm" svg:x="1.127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08cm" svg:height="2.286cm" svg:x="8.112cm" svg:y="1.254cm">
          <text:p text:style-name="P2"><text:span text:style-name="T1">sklearn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175cm" svg:height="1.016cm" svg:x="10.017cm" svg:y="2.524cm">
          <text:p text:style-name="P2"><text:span text:style-name="T1">jobli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08cm" svg:height="2.413cm" svg:x="8.112cm" svg:y="4.175cm">
          <text:p text:style-name="P2"><text:span text:style-name="T1">dask/distributed</text:span></text:p>
          <text:p text:style-name="P2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08cm" svg:height="2.413cm" svg:x="8.112cm" svg:y="6.842cm">
          <text:p text:style-name="P2"><text:span text:style-name="T1">dask/distributed</text:span></text:p>
          <text:p text:style-name="P2"><text:span text:style-name="T1">worker-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5.08cm" svg:height="2.413cm" svg:x="1.508cm" svg:y="6.842cm">
          <text:p text:style-name="P2"><text:span text:style-name="T1">dask/distributed</text:span></text:p>
          <text:p text:style-name="P2"><text:span text:style-name="T1">worker-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009cm" svg:x1="13.192cm" svg:y1="3.032cm" svg:x2="13.192cm" svg:y2="5.381cm" draw:start-shape="id1" draw:end-shape="id2" svg:d="M13192 3032h508v2349h-508" svg:viewBox="0 0 509 2350">
          <text:p/>
        </draw:connector>
        <draw:connector draw:style-name="gr6" draw:text-style-name="P4" draw:layer="layout" svg:x1="8.112cm" svg:y1="5.381cm" svg:x2="6.588cm" svg:y2="8.048cm" draw:start-shape="id2" draw:end-shape="id3" svg:d="M8112 5381h-762v2667h-762" svg:viewBox="0 0 1525 2668">
          <text:p/>
        </draw:connector>
        <draw:connector draw:style-name="gr6" draw:text-style-name="P4" draw:layer="layout" draw:line-skew="-0.262cm" svg:x1="8.112cm" svg:y1="5.381cm" svg:x2="8.112cm" svg:y2="8.048cm" draw:start-shape="id2" draw:start-glue-point="3" draw:end-shape="id4" svg:d="M8112 5381h-762v2667h762" svg:viewBox="0 0 763 2668">
          <text:p/>
        </draw:connector>
        <draw:custom-shape draw:style-name="gr3" draw:text-style-name="P2" xml:id="id5" draw:id="id5" draw:layer="layout" svg:width="5.08cm" svg:height="2.286cm" svg:x="1.508cm" svg:y="1.254cm">
          <text:p text:style-name="P2"><text:span text:style-name="T1">jupyter</text:span></text:p>
          <text:p text:style-name="P2"><text:span text:style-name="T1">notebook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588cm" svg:y1="2.397cm" svg:x2="8.112cm" svg:y2="2.397cm" draw:start-shape="id5" draw:start-glue-point="1" draw:end-shape="id6" draw:end-glue-point="3" svg:d="M6588 2397h1524" svg:viewBox="0 0 1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3:12:38.506271355</meta:creation-date>
    <dc:date>2016-08-24T23:26:57.378510159</dc:date>
    <meta:editing-duration>PT14M18S</meta:editing-duration>
    <meta:editing-cycles>3</meta:editing-cycles>
    <meta:generator>LibreOffice/5.1.4.2$Linux_X86_64 LibreOffice_project/10m0$Build-2</meta:generator>
    <meta:document-statistic meta:object-count="13"/>
  </office:meta>
</office:document-meta>
</file>